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80" fo:font-size="26pt" fo:font-weight="bold" officeooo:rsid="0012ffb8" officeooo:paragraph-rsid="0012ffb8" style:font-size-asian="26pt" style:font-weight-asian="bold" style:font-size-complex="26pt" style:font-weight-complex="bold"/>
    </style:style>
    <style:style style:name="P2" style:family="paragraph" style:parent-style-name="Standard">
      <style:text-properties fo:color="#000080" fo:font-size="26pt" fo:font-style="normal" fo:font-weight="bold" officeooo:rsid="0012ffb8" officeooo:paragraph-rsid="0012ffb8" style:font-size-asian="26pt" style:font-style-asian="normal" style:font-weight-asian="bold" style:font-size-complex="26pt" style:font-style-complex="normal" style:font-weight-complex="bold"/>
    </style:style>
    <style:style style:name="P3" style:family="paragraph" style:parent-style-name="Standard">
      <style:text-properties fo:color="#000080" fo:font-size="16pt" fo:font-style="normal" fo:font-weight="bold" officeooo:rsid="0012ffb8" officeooo:paragraph-rsid="0012ffb8" style:font-size-asian="16pt" style:font-style-asian="normal" style:font-weight-asian="bold" style:font-size-complex="16pt" style:font-style-complex="normal" style:font-weight-complex="bold"/>
    </style:style>
    <style:style style:name="P4" style:family="paragraph" style:parent-style-name="Standard">
      <style:text-properties fo:color="#000080" fo:font-size="15pt" fo:font-style="normal" fo:font-weight="normal" officeooo:rsid="0012ffb8" officeooo:paragraph-rsid="0012ffb8" style:font-size-asian="15pt" style:font-style-asian="normal" style:font-weight-asian="normal" style:font-size-complex="15pt" style:font-style-complex="normal" style:font-weight-complex="normal"/>
    </style:style>
    <style:style style:name="P5"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00cf" officeooo:paragraph-rsid="001300cf" style:text-blinking="false" fo:background-color="transparent" style:font-size-asian="15pt" style:font-style-asian="normal" style:font-weight-asian="normal" style:font-size-complex="15pt" style:font-style-complex="normal" style:font-weight-complex="normal"/>
    </style:style>
    <style:style style:name="P6" style:family="paragraph" style:parent-style-name="Standard">
      <style:paragraph-properties fo:line-height="100%"/>
      <style:text-properties fo:font-variant="normal" fo:text-transform="none" fo:color="#000000" style:text-line-through-style="none" style:text-line-through-type="none" style:font-name="Arial" fo:font-size="15pt" fo:font-style="normal" style:text-underline-style="none" fo:font-weight="normal" officeooo:rsid="0013217a" officeooo:paragraph-rsid="0013217a" style:text-blinking="false" fo:background-color="transparent" style:font-size-asian="15pt" style:font-style-asian="normal" style:font-weight-asian="normal" style:font-size-complex="15pt" style:font-style-complex="normal"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300cf" officeooo:paragraph-rsid="00141ec5" style:text-blinking="false" fo:background-color="transparent" style:font-size-asian="18pt" style:font-style-asian="normal" style:font-weight-asian="normal" style:font-size-complex="18pt" style:font-style-complex="normal"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57fb3" style:text-blinking="false" fo:background-color="transparent" style:font-size-asian="18pt" style:font-style-asian="normal" style:font-weight-asian="normal" style:font-size-complex="18pt" style:font-style-complex="normal"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12" style:family="paragraph" style:parent-style-name="Standard">
      <style:paragraph-properties fo:line-height="100%"/>
      <style:text-properties fo:font-variant="normal" fo:text-transform="none" fo:color="#000080" style:text-line-through-style="none" style:text-line-through-type="none" style:font-name="Arial"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3" style:family="paragraph" style:parent-style-name="Standard">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4"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41ec5" style:text-blinking="false" fo:background-color="transparent" style:font-size-asian="15pt" style:font-style-asian="normal" style:font-weight-asian="bold" style:font-size-complex="15pt" style:font-style-complex="normal" style:font-weight-complex="bold"/>
    </style:style>
    <style:style style:name="P15" style:family="paragraph" style:parent-style-name="Standard">
      <style:text-properties fo:font-variant="normal" fo:text-transform="none" fo:color="#000080" style:text-line-through-style="none" style:text-line-through-type="none" style:font-name="Liberation Serif" fo:font-size="15pt" fo:font-style="normal" style:text-underline-style="none" fo:font-weight="bold" officeooo:rsid="001300cf" officeooo:paragraph-rsid="001aaf75" style:text-blinking="false" fo:background-color="transparent" style:font-size-asian="15pt" style:font-style-asian="normal" style:font-weight-asian="bold" style:font-size-complex="15pt" style:font-style-complex="normal" style:font-weight-complex="bold"/>
    </style:style>
    <style:style style:name="P16" style:family="paragraph" style:parent-style-name="Text_20_body">
      <style:paragraph-properties fo:line-height="100%"/>
      <style:text-properties fo:font-variant="normal" fo:text-transform="none" fo:color="#000080" style:text-line-through-style="none" style:text-line-through-type="none" style:font-name="Liberation Serif" fo:font-size="15pt" fo:font-style="normal" style:text-underline-style="none" fo:font-weight="normal" officeooo:rsid="0012ffb8" officeooo:paragraph-rsid="0012ffb8" style:text-blinking="false" fo:background-color="transparent" style:font-size-asian="15pt" style:font-style-asian="normal" style:font-weight-asian="normal" style:font-size-complex="15pt" style:font-style-complex="normal" style:font-weight-complex="normal"/>
    </style:style>
    <style:style style:name="P17" style:family="paragraph" style:parent-style-name="Standard">
      <style:text-properties fo:color="#000080" fo:font-size="26pt" fo:font-style="italic" fo:font-weight="bold" officeooo:rsid="0012ffb8" officeooo:paragraph-rsid="0012ffb8" style:font-size-asian="26pt" style:font-style-asian="italic" style:font-weight-asian="bold" style:font-size-complex="26pt" style:font-style-complex="italic" style:font-weight-complex="bold"/>
    </style:style>
    <style:style style:name="P18" style:family="paragraph" style:parent-style-name="Standard" style:list-style-name="L1">
      <style:text-properties fo:font-variant="normal" fo:text-transform="none" fo:color="#000000" style:text-line-through-style="none" style:text-line-through-type="none" style:font-name="Liberation Serif" fo:font-size="18pt" fo:font-style="normal" style:text-underline-style="none" fo:font-weight="normal" officeooo:rsid="00141ec5" officeooo:paragraph-rsid="00141ec5" style:text-blinking="false" fo:background-color="transparent" style:font-size-asian="18pt" style:font-style-asian="normal" style:font-weight-asian="normal" style:font-size-complex="18pt" style:font-style-complex="normal" style:font-weight-complex="normal"/>
    </style:style>
    <style:style style:name="P19" style:family="paragraph" style:parent-style-name="Standard">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57fb3" style:text-blinking="false" fo:background-color="transparent" style:font-size-asian="18pt" style:font-style-asian="normal" style:font-weight-asian="normal" style:font-size-complex="18pt" style:font-style-complex="normal" style:font-weight-complex="normal"/>
    </style:style>
    <style:style style:name="P20"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57fb3" style:text-blinking="false" fo:background-color="transparent" style:font-size-asian="18pt" style:font-style-asian="normal" style:font-weight-asian="normal" style:font-size-complex="18pt" style:font-style-complex="normal" style:font-weight-complex="normal"/>
    </style:style>
    <style:style style:name="P21"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2296" style:text-blinking="false" fo:background-color="transparent" style:font-size-asian="18pt" style:font-style-asian="normal" style:font-weight-asian="normal" style:font-size-complex="18pt" style:font-style-complex="normal" style:font-weight-complex="normal"/>
    </style:style>
    <style:style style:name="P22"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23"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7d610" style:text-blinking="false" fo:background-color="transparent" style:font-size-asian="18pt" style:font-style-asian="normal" style:font-weight-asian="normal" style:font-size-complex="18pt" style:font-style-complex="normal" style:font-weight-complex="normal"/>
    </style:style>
    <style:style style:name="P24"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57fb3" officeooo:paragraph-rsid="001aaf75" style:text-blinking="false" fo:background-color="transparent" style:font-size-asian="18pt" style:font-style-asian="normal" style:font-weight-asian="normal" style:font-size-complex="18pt" style:font-style-complex="normal" style:font-weight-complex="normal"/>
    </style:style>
    <style:style style:name="P25"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72296" officeooo:paragraph-rsid="00172296" style:text-blinking="false" fo:background-color="transparent" style:font-size-asian="18pt" style:font-style-asian="normal" style:font-weight-asian="normal" style:font-size-complex="18pt" style:font-style-complex="normal" style:font-weight-complex="normal"/>
    </style:style>
    <style:style style:name="P26"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72296" officeooo:paragraph-rsid="0017d610" style:text-blinking="false" fo:background-color="transparent" style:font-size-asian="18pt" style:font-style-asian="normal" style:font-weight-asian="normal" style:font-size-complex="18pt" style:font-style-complex="normal" style:font-weight-complex="normal"/>
    </style:style>
    <style:style style:name="P27"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7d610" officeooo:paragraph-rsid="0017d610" style:text-blinking="false" fo:background-color="transparent" style:font-size-asian="18pt" style:font-style-asian="normal" style:font-weight-asian="normal" style:font-size-complex="18pt" style:font-style-complex="normal" style:font-weight-complex="normal"/>
    </style:style>
    <style:style style:name="P28" style:family="paragraph" style:parent-style-name="Standard" style:list-style-name="L3">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29"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aaf75" officeooo:paragraph-rsid="001aaf75" style:text-blinking="false" fo:background-color="transparent" style:font-size-asian="18pt" style:font-style-asian="normal" style:font-weight-asian="normal" style:font-size-complex="18pt" style:font-style-complex="normal" style:font-weight-complex="normal"/>
    </style:style>
    <style:style style:name="P30"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904be" officeooo:paragraph-rsid="001904be" style:text-blinking="false" fo:background-color="transparent" style:font-size-asian="18pt" style:font-style-asian="normal" style:font-weight-asian="normal" style:font-size-complex="18pt" style:font-style-complex="normal" style:font-weight-complex="normal"/>
    </style:style>
    <style:style style:name="P31"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b4406" officeooo:paragraph-rsid="001b4406" style:text-blinking="false" fo:background-color="transparent" style:font-size-asian="18pt" style:font-style-asian="normal" style:font-weight-asian="normal" style:font-size-complex="18pt" style:font-style-complex="normal" style:font-weight-complex="normal"/>
    </style:style>
    <style:style style:name="P32" style:family="paragraph" style:parent-style-name="Standard" style:list-style-name="L2">
      <style:text-properties fo:font-variant="normal" fo:text-transform="none" fo:color="#000000" style:text-line-through-style="none" style:text-line-through-type="none" style:font-name="Liberation Serif" fo:font-size="18pt" fo:font-style="normal" style:text-underline-style="none" fo:font-weight="normal" officeooo:rsid="001cac44" officeooo:paragraph-rsid="001cac44" style:text-blinking="false" fo:background-color="transparent" style:font-size-asian="18pt" style:font-style-asian="normal" style:font-weight-asian="normal" style:font-size-complex="18pt" style:font-style-complex="normal" style:font-weight-complex="normal"/>
    </style:style>
    <style:style style:name="P33" style:family="paragraph" style:parent-style-name="Standard" style:list-style-name="L4">
      <style:text-properties fo:font-variant="normal" fo:text-transform="none" fo:color="#000000" style:text-line-through-style="none" style:text-line-through-type="none" style:font-name="Liberation Serif" fo:font-size="18pt" fo:font-style="normal" style:text-underline-style="none" fo:font-weight="normal" officeooo:rsid="001cac44" officeooo:paragraph-rsid="001cac44" style:text-blinking="false" fo:background-color="transparent" style:font-size-asian="18pt" style:font-style-asian="normal" style:font-weight-asian="normal" style:font-size-complex="18pt" style:font-style-complex="normal" style:font-weight-complex="normal"/>
    </style:style>
    <style:style style:name="P34" style:family="paragraph" style:parent-style-name="Standard" style:list-style-name="L2">
      <style:text-properties fo:font-variant="normal" fo:text-transform="none" fo:color="#ff6633" style:text-line-through-style="none" style:text-line-through-type="none" style:font-name="Liberation Serif" fo:font-size="18pt" fo:font-style="normal" style:text-underline-style="none" fo:font-weight="normal" officeooo:rsid="00172296" officeooo:paragraph-rsid="00172296" style:text-blinking="false" fo:background-color="transparent" style:font-size-asian="18pt" style:font-style-asian="normal" style:font-weight-asian="normal" style:font-size-complex="18pt" style:font-style-complex="normal" style:font-weight-complex="normal"/>
    </style:style>
    <style:style style:name="P35" style:family="paragraph" style:parent-style-name="Standard" style:list-style-name="L2">
      <style:text-properties fo:font-variant="normal" fo:text-transform="none" fo:color="#ff6633" style:text-line-through-style="none" style:text-line-through-type="none" style:font-name="Liberation Serif" fo:font-size="18pt" fo:font-style="normal" style:text-underline-style="none" fo:font-weight="normal" officeooo:rsid="00157fb3" officeooo:paragraph-rsid="00172296" style:text-blinking="false" fo:background-color="transparent" style:font-size-asian="18pt" style:font-style-asian="normal" style:font-weight-asian="normal" style:font-size-complex="18pt" style:font-style-complex="normal" style:font-weight-complex="normal"/>
    </style:style>
    <style:style style:name="T1" style:family="text">
      <style:text-properties style:font-name="Liberation Serif" fo:font-size="18pt" fo:font-weight="bold" officeooo:rsid="001300cf" style:font-size-asian="18pt" style:font-weight-asian="bold" style:font-size-complex="18pt" style:font-weight-complex="bold"/>
    </style:style>
    <style:style style:name="T2" style:family="text">
      <style:text-properties style:font-name="Liberation Serif" fo:font-size="18pt" style:font-size-asian="18pt" style:font-size-complex="18pt"/>
    </style:style>
    <style:style style:name="T3" style:family="text">
      <style:text-properties style:font-name="Liberation Serif" fo:font-size="18pt" officeooo:rsid="0013217a" style:font-size-asian="18pt" style:font-size-complex="18pt"/>
    </style:style>
    <style:style style:name="T4" style:family="text">
      <style:text-properties style:font-name="Liberation Serif" fo:font-size="18pt" officeooo:rsid="00138d4a" style:font-size-asian="18pt" style:font-size-complex="18pt"/>
    </style:style>
    <style:style style:name="T5" style:family="text">
      <style:text-properties style:font-name="Liberation Serif" fo:font-size="18pt" officeooo:rsid="00141ec5" style:font-size-asian="18pt" style:font-size-complex="18pt"/>
    </style:style>
    <style:style style:name="T6" style:family="text">
      <style:text-properties fo:color="#000080" style:font-name="Liberation Serif" fo:font-size="18pt" fo:font-weight="bold" officeooo:rsid="001300cf" style:font-size-asian="18pt" style:font-weight-asian="bold" style:font-size-complex="18pt" style:font-weight-complex="bold"/>
    </style:style>
    <style:style style:name="T7" style:family="text">
      <style:text-properties officeooo:rsid="00141ec5"/>
    </style:style>
    <style:style style:name="T8" style:family="text">
      <style:text-properties fo:color="#ff6633"/>
    </style:style>
    <style:style style:name="T9" style:family="text">
      <style:text-properties fo:color="#ff6633" officeooo:rsid="00157fb3"/>
    </style:style>
    <style:style style:name="T10" style:family="text">
      <style:text-properties fo:color="#ff6633" officeooo:rsid="001cac44"/>
    </style:style>
    <style:style style:name="T11" style:family="text">
      <style:text-properties officeooo:rsid="00172296"/>
    </style:style>
    <style:style style:name="T12" style:family="text">
      <style:text-properties officeooo:rsid="0017d610"/>
    </style:style>
    <style:style style:name="T13" style:family="text">
      <style:text-properties style:text-underline-style="solid" style:text-underline-width="auto" style:text-underline-color="font-color" officeooo:rsid="0017d610"/>
    </style:style>
    <style:style style:name="T14" style:family="text">
      <style:text-properties style:text-underline-style="solid" style:text-underline-width="auto" style:text-underline-color="font-color" officeooo:rsid="001cac44"/>
    </style:style>
    <style:style style:name="T15" style:family="text">
      <style:text-properties officeooo:rsid="001aaf75"/>
    </style:style>
    <style:style style:name="T16" style:family="text">
      <style:text-properties officeooo:rsid="001b4406"/>
    </style:style>
    <style:style style:name="T17" style:family="text">
      <style:text-properties officeooo:rsid="001cac44"/>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SKR</text:p>
      <text:p text:style-name="P1"/>
      <text:p text:style-name="P2">Requirements Specification Version 1.0</text:p>
      <text:p text:style-name="P2"/>
      <text:p text:style-name="P2"><text:tab/><text:tab/><text:tab/></text:p>
      <text:p text:style-name="P2"/>
      <text:p text:style-name="P2"/>
      <text:p text:style-name="P2"/>
      <text:p text:style-name="P2"/>
      <text:p text:style-name="P2"/>
      <text:p text:style-name="P2"/>
      <text:p text:style-name="P2"/>
      <text:p text:style-name="P2"/>
      <text:p text:style-name="P2"/>
      <text:p text:style-name="P2"/>
      <text:p text:style-name="P2"/>
      <text:p text:style-name="P3">Prepared by:</text:p>
      <text:p text:style-name="P4"/>
      <text:p text:style-name="P13"><text:bookmark text:name="docs-internal-guid-3bdc6627-eb37-9b8f-bcf2-f986f3e23045"/>Watson, Brian Michael</text:p>
      <text:p text:style-name="P16"><text:bookmark text:name="docs-internal-guid-3bdc6627-eb37-ca31-5615-26562233e604"/>Patel, Vishal Chandrakant</text:p>
      <text:p text:style-name="P16"><text:bookmark text:name="docs-internal-guid-3bdc6627-eb37-ecc7-c9a4-172792bc8ccd"/>Desai, Chandni Dashrath</text:p>
      <text:p text:style-name="P13"><text:bookmark text:name="docs-internal-guid-3bdc6627-eb38-1349-b1a0-1915f685709b"/>Anand, Chaitra</text:p>
      <text:p text:style-name="P13"><text:bookmark text:name="docs-internal-guid-3bdc6627-eb38-3744-effe-e9f8d2f2a44a"/>Wypych, Michael Sean</text:p>
      <text:p text:style-name="P13"><text:bookmark text:name="docs-internal-guid-3bdc6627-eb38-5345-fbba-d3c7d573ec95"/>Mandang, Michael Jordan</text:p>
      <text:p text:style-name="P12"/>
      <text:p text:style-name="P12"/>
      <text:p text:style-name="P12"><text:soft-page-break/><text:tab/><text:tab/><text:tab/><text:tab/><text:span text:style-name="T1">1.</text:span><text:tab/><text:span text:style-name="T1">INTRODUCTION</text:span></text:p>
      <text:p text:style-name="P12"/>
      <text:p text:style-name="P5"><text:span text:style-name="T2">The purpose of this document is to make a list of the requirements </text:span><text:span text:style-name="T3">that would help in the commencement of the web application development. <text:s/></text:span></text:p>
      <text:p text:style-name="P5"/>
      <text:p text:style-name="P6"><text:span text:style-name="T2">The general purpose of the project is to build a web application for community decision-making where the users can post a question or issue so that the other </text:span><text:span text:style-name="T5">users</text:span><text:span text:style-name="T2"> can either vote for an option or suggest a different option altogether which can again be voted . In general ,the web page will show a set of questions with </text:span><text:span text:style-name="T4">set of responses having </text:span><text:span text:style-name="T5">the respective number of </text:span><text:span text:style-name="T4">votes. </text:span></text:p>
      <text:p text:style-name="P6"/>
      <text:p text:style-name="P6"/>
      <text:p text:style-name="P6"><text:span text:style-name="T4"><text:tab/><text:tab/></text:span><text:span text:style-name="T6">2.</text:span><text:span text:style-name="T4"><text:tab/></text:span><text:span text:style-name="T6">FUNCTIONAL REQUIREMENTS</text:span></text:p>
      <text:p text:style-name="P4"/>
      <text:p text:style-name="P7">The functional requirements focus <text:span text:style-name="T7">on those features the application is actually intended for and whether they conform to user/client specification. </text:span></text:p>
      <text:p text:style-name="P7"/>
      <text:p text:style-name="P8">Owing to time and resources bound restraints , the functional requirements have been further divided into two categories.</text:p>
      <text:p text:style-name="P8"/>
      <text:list xml:id="list2415938088842272061" text:style-name="L1">
        <text:list-item>
          <text:p text:style-name="P18">The “must” be present features</text:p>
        </text:list-item>
        <text:list-item>
          <text:p text:style-name="P18">The “may be” features.</text:p>
          <text:p text:style-name="P18"/>
        </text:list-item>
      </text:list>
      <text:p text:style-name="P8">The former highlights the basic minimum features necessary for the web application project to be completed. </text:p>
      <text:p text:style-name="P8"/>
      <text:p text:style-name="P8">The latter could be implemented if/when there is sufficient time after completing the basic minimum features and functionality. </text:p>
      <text:p text:style-name="P8">Example : Integrating the web application into Facebook, adding images or voice to embellish the web-page. </text:p>
      <text:p text:style-name="P14"><text:soft-page-break/>2.1 <text:s text:c="2"/>The “must” be present features.</text:p>
      <text:p text:style-name="P14"/>
      <text:p text:style-name="P19">Enlisted below are the mandatory functions of the web application.</text:p>
      <text:p text:style-name="P9"/>
      <text:list xml:id="list3312956146306011185" text:style-name="L2">
        <text:list-item>
          <text:p text:style-name="P20">The tentative name of the web application “ASKR” to be displayed on the top of the page .If Bootstrap is used, then preferably on the nav bar .</text:p>
          <text:p text:style-name="P20"/>
        </text:list-item>
        <text:list-item>
          <text:p text:style-name="P20">The <text:span text:style-name="T16">login option/sign up will be displayed on top right corner of index (all pages if user is not loged in)</text:span> . <text:span text:style-name="T16">Clicking on signin button should direct user to login page.</text:span>If Bootstrap is used , then login credentials input and submit forms appear on the top nav bar by default.</text:p>
        </text:list-item>
        <text:list-item>
          <text:p text:style-name="P32">If user is already log in. Top right corner will be showing their name with dropdown menu where user will have option to see all the questions user have asked, logout, setting/delete account. </text:p>
        </text:list-item>
        <text:list-item>
          <text:p text:style-name="P31">On login page user can enter login credentials. Option for sign up should be there.</text:p>
          <text:p text:style-name="P20"/>
        </text:list-item>
        <text:list-item>
          <text:p text:style-name="P20"><text:s/>Assuming the bootstrap is being used , the logo/app name and login creds occupy only the top nav bar , so a <text:span text:style-name="T16">list of</text:span> questions <text:span text:style-name="T16">with number of views, responses will be showed. Currently latest question should be on top. Pagination should be used in case of more than 10/15 questions. </text:span></text:p>
          <text:p text:style-name="P34"/>
          <text:p text:style-name="P20"/>
        </text:list-item>
        <text:list-item>
          <text:p text:style-name="P20">Feature to enable the first time users to sign-up/register on the app.</text:p>
          <text:p text:style-name="P20"/>
        </text:list-item>
        <text:list-item>
          <text:p text:style-name="P25">Enable a person create an account with the email ID and a password</text:p>
          <text:p text:style-name="P20"/>
        </text:list-item>
        <text:list-item>
          <text:p text:style-name="P21"><text:span text:style-name="T8">(??)</text:span>Only those users with an account to be given <text:soft-page-break/>write/edit/delete <text:span text:style-name="T16">to their questions.</text:span> <text:s/>( So , people who do not have account. <text:span text:style-name="T16">Also user can only give response to question by other if log in.</text:span> </text:p>
          <text:p text:style-name="P35"/>
          <text:p text:style-name="P21"/>
        </text:list-item>
        <text:list-item>
          <text:p text:style-name="P22"><text:span text:style-name="T8">(??) </text:span><text:span text:style-name="T10">( Need suggestions)</text:span>Footer ( bottom part of the login page ) may contain <text:span text:style-name="T11">the address/copyright stuff/contact details of the app admins.</text:span></text:p>
          <text:p text:style-name="P22"/>
        </text:list-item>
        <text:list-item>
          <text:p text:style-name="P26">After the user logs in / signs up and then logs in , he/she should be able to do the following :</text:p>
        </text:list-item>
      </text:list>
      <text:p text:style-name="P10"/>
      <text:list xml:id="list8883966803716870488" text:style-name="L3">
        <text:list-item>
          <text:p text:style-name="P27">User can post a question( same user can post comment also for his question)</text:p>
          <text:p text:style-name="P23"/>
        </text:list-item>
        <text:list-item>
          <text:p text:style-name="P23"><text:span text:style-name="T12">Delete a question </text:span><text:span text:style-name="T13">( which only he posted previou</text:span><text:span text:style-name="T14">s</text:span><text:span text:style-name="T13">ly ?)</text:span></text:p>
          <text:p text:style-name="P23"/>
        </text:list-item>
        <text:list-item>
          <text:p text:style-name="P27">Questions can have any number of viewers ( who have an account/<text:span text:style-name="T17">not</text:span> )</text:p>
          <text:p text:style-name="P23"/>
        </text:list-item>
        <text:list-item>
          <text:p text:style-name="P27">Users can post comments <text:span text:style-name="T17">to any question asked.</text:span></text:p>
          <text:p text:style-name="P27"/>
        </text:list-item>
        <text:list-item>
          <text:p text:style-name="P27">Comments have like and dislike buttons ( thumbs-up/down or up arrow / down arrow alternatively ) to indicate who favors and who don't</text:p>
          <text:p text:style-name="P27"/>
        </text:list-item>
        <text:list-item>
          <text:p text:style-name="P27">Comments should also have records of user names who like/dislike</text:p>
          <text:p text:style-name="P27"/>
        </text:list-item>
        <text:list-item>
          <text:p text:style-name="P28">User can like/dislike one comment only once ( Recommendation : better to handle like/dislike function using AJAX and JSON)</text:p>
          <text:p text:style-name="P27"><text:soft-page-break/></text:p>
        </text:list-item>
        <text:list-item>
          <text:p text:style-name="P27">As and when comments from various users accumulate , there should be <text:span text:style-name="T17">all comments displayed. If more than 10 comments rest comments will have option at bottom load more.</text:span> – <text:span text:style-name="T17">comment have maximum likes will be on top.</text:span> </text:p>
          <text:p text:style-name="P27"/>
          <text:p text:style-name="P27"><text:span text:style-name="T9"/></text:p>
        </text:list-item>
      </text:list>
      <text:p text:style-name="P11"/>
      <text:p text:style-name="P15">2.<text:span text:style-name="T15">2</text:span> <text:s text:c="2"/>The “<text:span text:style-name="T15">may</text:span> be” present features.</text:p>
      <text:p text:style-name="P11"/>
      <text:list xml:id="list2175745913864726516" text:style-name="L4">
        <text:list-item>
          <text:p text:style-name="P30">'Search' option to find a specific question.</text:p>
          <text:p text:style-name="P30"/>
        </text:list-item>
        <text:list-item>
          <text:p text:style-name="P30">If the latter of the above is chosen , a feature that displays a page where all questions from a particular user <text:span text:style-name="T17">c</text:span>an be seen.</text:p>
          <text:p text:style-name="P30"/>
        </text:list-item>
        <text:list-item>
          <text:p text:style-name="P33">On receiving comment on their question get notification for receiving question. It will link to question.</text:p>
        </text:list-item>
        <text:list-item>
          <text:p text:style-name="P33">Adding tag to question to make it search-able by tag.</text:p>
          <text:p text:style-name="P24"/>
        </text:list-item>
        <text:list-item>
          <text:p text:style-name="P29">Various filter options to narrow down based on a specific question/user . For example : search by user /search by keyword like food/restaurant or movie/cinemas or a user searching for questions/responses from another specific user.</text:p>
        </text:list-item>
        <text:list-item>
          <text:p text:style-name="P33">User can share their question on Facebook and Twitt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0:27:34.339225638</meta:creation-date>
    <dc:date>2015-03-05T19:36:20.366697123</dc:date>
    <meta:editing-duration>PT16M58S</meta:editing-duration>
    <meta:editing-cycles>3</meta:editing-cycles>
    <meta:generator>LibreOffice/4.2.7.2$Linux_X86_64 LibreOffice_project/420m0$Build-2</meta:generator>
    <meta:document-statistic meta:table-count="0" meta:image-count="0" meta:object-count="0" meta:page-count="5" meta:paragraph-count="48" meta:word-count="784" meta:character-count="4532" meta:non-whitespace-character-count="3793"/>
  </office:meta>
</office:document-meta>
</file>